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 style:parent-style-name="UrbanBody">
      <style:text-properties style:text-line-through-style="none" style:text-line-through-type="none" fo:font-weight="normal" style:font-weight-asian="normal" style:font-weight-complex="normal"/>
    </style:style>
    <style:style style:name="P6" style:family="paragraph" style:parent-style-name="UrbanBody">
      <style:text-properties fo:font-weight="bold" style:font-weight-asian="bold" style:font-weight-complex="bold"/>
    </style:style>
    <style:style style:name="P7" style:family="paragraph" style:parent-style-name="UrbanBody"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3936890911936" text:id="ct9393689091193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3936898998944" text:id="ct9393689899894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3936891236960" text:id="ct9393689123696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/>
      <text:p text:style-name="P6">Vos références : <text:span text:style-name="T5"><text:text-input text:description="Evénement-Décision">self.getValueForTemplate('receivedDocumentReference', obj=urbanEventObj)</text:text-input></text:span></text:p>
      <text:p text:style-name="P3"/>
      <text:p text:style-name="UrbanBody">Je soussigné, </text:p>
      <text:p text:style-name="UrbanBody"><text:s/><office:annotation><dc:creator>sde </dc:creator><dc:date>2011-10-07T15:13:46</dc:date><text:p text:style-name="P8"><text:span text:style-name="T8">do text </text:span></text:p><text:p text:style-name="P8"><text:span text:style-name="T8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() and self.getApplicantsSignaletic() or self.getNotariesSignaletic()</text:text-input></text:span></text:p>
      <text:p text:style-name="P4"/>
      <text:p text:style-name="P3"><text:span text:style-name="T4"><office:annotation><dc:creator>Gauthier Bastien</dc:creator><dc:date>2011-02-21T10:13:40</dc:date><text:p text:style-name="P8"><text:span text:style-name="T6">do text if not len(self.getNotaryContact()) &gt; 1</text:span></text:p></office:annotation></text:span><text:span text:style-name="T4">a déposé une demande de certificat d'urbanisme n°1</text:span></text:p>
      <text:p text:style-name="P5"><office:annotation><dc:creator>Gauthier Bastien</dc:creator><dc:date>2011-02-21T10:14:06</dc:date><text:p text:style-name="P8"><text:span text:style-name="T6">do text if len(self.getNotaryContact()) &gt; 1</text:span></text:p></office:annotation>ont déposé une demande de certificat d'urbanisme n°1.</text:p>
      <text:p text:style-name="UrbanBody"><office:annotation><dc:creator>Gauthier Bastien</dc:creator><dc:date>2011-02-21T10:09:27</dc:date><text:p text:style-name="P8"><text:span text:style-name="T7">do text if not len(self.getParcels()) &gt; 1</text:span></text:p></office:annotation>concernant la parcelle (terrain ou bâtiment), située:</text:p>
      <text:p text:style-name="UrbanBody"><office:annotation><dc:creator>Gauthier Bastien</dc:creator><dc:date>2011-02-21T10:12:18</dc:date><text:p text:style-name="P8"><text:span text:style-name="T6">do text if len(self.getParcels()) &gt; 1</text:span></text:p></office:annotation>concernant les parcelles (terrain ou bâtiment), situées:</text:p>
      <text:p text:style-name="UrbanBody"><office:annotation><dc:creator>Gauthier Bastien</dc:creator><dc:date>2011-02-21T10:13:40</dc:date><text:p text:style-name="P8"><text:span text:style-name="T6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8"><text:span text:style-name="T6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self.getPortionOutsText()</text:text-input></text:p>
      <text:p text:style-name="P5"/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890911936"/>self.displayValue(self.getFoldermanagers()[0].Vocabulary('grade')[0], self.getFoldermanagers()[0].getGrade())<text:change-end text:change-id="ct93936890911936"/></text:p>
      <text:p text:style-name="UrbanBody"><text:tab/><text:tab/><text:tab/><text:tab/><text:tab/><text:tab/><text:tab/><text:change-start text:change-id="ct93936898998944"/>self.getFoldermanagers()[0].getName2()<text:change-end text:change-id="ct93936898998944"/> <text:change-start text:change-id="ct93936891236960"/>self.getFoldermanagers()[0].getName1()<text:change-end text:change-id="ct939368912369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59.684472720</dc:date>
    <dc:language>fr-FR</dc:language>
    <meta:editing-cycles>93</meta:editing-cycles>
    <meta:editing-duration>PT12H32M37S</meta:editing-duration>
    <meta:document-statistic meta:table-count="0" meta:image-count="0" meta:object-count="0" meta:page-count="1" meta:paragraph-count="16" meta:word-count="97" meta:character-count="1030" meta:non-whitespace-character-count="948"/>
    <meta:user-defined meta:name="Info 1"/>
    <meta:user-defined meta:name="Info 2"/>
    <meta:user-defined meta:name="Info 3"/>
    <meta:user-defined meta:name="Info 4"/>
  </office:meta>
</office:document-meta>
</file>